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line-height="20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20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line-height="200%" fo:text-align="center" style:justify-single-word="false"/>
    </style:style>
    <style:style style:name="P6" style:family="paragraph" style:parent-style-name="Heading_20_1" style:master-page-name="First_20_Page">
      <style:paragraph-properties fo:text-align="center" style:justify-single-word="false" style:page-number="auto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/>
      <text:h text:style-name="P4" text:outline-level="1"/>
      <text:h text:style-name="P4" text:outline-level="1"/>
      <text:h text:style-name="P4" text:outline-level="1"/>
      <text:h text:style-name="P4" text:outline-level="1"/>
      <text:h text:style-name="P5" text:outline-level="1"/>
      <text:p text:style-name="P2">TOTEUTUSDOKUMENTTI</text:p>
      <text:p text:style-name="P2">Tietokantasovellus I/12-13</text:p>
      <text:p text:style-name="P3">Keittokirja Online</text:p>
      <text:p text:style-name="P3">Juha Inkinen</text:p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isällysluettelo1_Head">
            <text:p text:style-name="P9">Sisällysluettelo</text:p>
          </text:index-title>
          <text:p text:style-name="P8">1. JOHDANTO<text:tab/>3</text:p>
          <text:p text:style-name="P8">2. OHJELMISTON YLEISRAKENNE<text:tab/>3</text:p>
          <text:p text:style-name="P8">3. JÄRJESTELMÄN KOMPONENTIT<text:tab/>3</text:p>
          <text:p text:style-name="P8">4. ASENNUSTIEDOT<text:tab/>3</text:p>
          <text:p text:style-name="P8">5. KÄYNNISTYS- / KÄYTTÖOHJE<text:tab/>3</text:p>
          <text:p text:style-name="P8">6. LIITTEET<text:tab/>3</text:p>
        </text:index-body>
      </text:table-of-content>
      <text:p text:style-name="P1"/>
      <text:h text:style-name="P7" text:outline-level="1">1. JOHDANTO</text:h>
      <text:p text:style-name="Text_20_body"/>
      <text:h text:style-name="Heading_20_1" text:outline-level="1">2. OHJELMISTON YLEISRAKENNE</text:h>
      <text:p text:style-name="Text_20_body"/>
      <text:h text:style-name="Heading_20_1" text:outline-level="1">3. JÄRJESTELMÄN KOMPONENTIT</text:h>
      <text:p text:style-name="Text_20_body"/>
      <text:h text:style-name="Heading_20_1" text:outline-level="1">4. ASENNUSTIEDOT</text:h>
      <text:p text:style-name="Text_20_body"/>
      <text:h text:style-name="Heading_20_1" text:outline-level="1">5. KÄYNNISTYS- / KÄYTTÖOHJE</text:h>
      <text:p text:style-name="Text_20_body"/>
      <text:h text:style-name="Heading_20_1" text:outline-level="1">6. LIITTEE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<text:tab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M19S</meta:editing-duration>
    <meta:editing-cycles>18</meta:editing-cycles>
    <meta:generator>OpenOffice.org/3.3$Win32 OpenOffice.org_project/330m20$Build-9567</meta:generator>
    <dc:date>2012-10-16T12:20:38.50</dc:date>
    <meta:document-statistic meta:table-count="0" meta:image-count="0" meta:object-count="0" meta:page-count="3" meta:paragraph-count="18" meta:word-count="47" meta:character-count="343"/>
    <meta:user-defined meta:name="Info 1"/>
    <meta:user-defined meta:name="Info 2"/>
    <meta:user-defined meta:name="Info 3"/>
    <meta:user-defined meta:name="Info 4"/>
  </office:meta>
</office:document-meta>
</file>